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ComputeFieldFeature.provideFieldValue( Field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ComputeFieldFeature.iterateFields( DuringAnalysisAccess access , Class &lt; ? &gt; subtyp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reComputeFieldFeature.beforeAnalysis( BeforeAnalysisAccess a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